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officeooo:paragraph-rsid="005cba36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Text_20_body">
      <style:text-properties officeooo:paragraph-rsid="00a77484"/>
    </style:style>
    <style:style style:name="P28" style:family="paragraph" style:parent-style-name="Text_20_body">
      <style:text-properties officeooo:paragraph-rsid="00f62c65"/>
    </style:style>
    <style:style style:name="P29" style:family="paragraph" style:parent-style-name="Text_20_body" style:list-style-name="L1">
      <style:text-properties fo:language="de" fo:country="DE" officeooo:rsid="00a77484" officeooo:paragraph-rsid="00b21857"/>
    </style:style>
    <style:style style:name="P30" style:family="paragraph" style:parent-style-name="Text_20_body">
      <style:text-properties fo:language="de" fo:country="DE" officeooo:rsid="00a77484" officeooo:paragraph-rsid="00f62c65"/>
    </style:style>
    <style:style style:name="P31" style:family="paragraph" style:parent-style-name="Text_20_body">
      <style:text-properties officeooo:paragraph-rsid="0101eaca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35" style:family="paragraph" style:parent-style-name="Text_20_body" style:list-style-name="L1">
      <style:paragraph-properties fo:margin-top="0cm" fo:margin-bottom="0cm" loext:contextual-spacing="false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37" style:family="paragraph" style:parent-style-name="Heading_20_1">
      <style:text-properties fo:language="de" fo:country="DE"/>
    </style:style>
    <style:style style:name="P38" style:family="paragraph" style:parent-style-name="Heading_20_1">
      <style:text-properties fo:language="de" fo:country="DE" officeooo:paragraph-rsid="00b21857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bffa6"/>
    </style:style>
    <style:style style:name="T91" style:family="text">
      <style:text-properties fo:language="de" fo:country="DE" officeooo:rsid="00dc2e78"/>
    </style:style>
    <style:style style:name="T92" style:family="text">
      <style:text-properties fo:language="de" fo:country="DE" officeooo:rsid="00ddd137"/>
    </style:style>
    <style:style style:name="T93" style:family="text">
      <style:text-properties fo:language="de" fo:country="DE" officeooo:rsid="00df1b38"/>
    </style:style>
    <style:style style:name="T94" style:family="text">
      <style:text-properties fo:language="de" fo:country="DE" officeooo:rsid="00e09a49"/>
    </style:style>
    <style:style style:name="T95" style:family="text">
      <style:text-properties fo:language="de" fo:country="DE" officeooo:rsid="00e0a206"/>
    </style:style>
    <style:style style:name="T96" style:family="text">
      <style:text-properties fo:language="de" fo:country="DE" officeooo:rsid="00f62c65"/>
    </style:style>
    <style:style style:name="T97" style:family="text">
      <style:text-properties fo:language="de" fo:country="DE" officeooo:rsid="00f6ee59"/>
    </style:style>
    <style:style style:name="T98" style:family="text">
      <style:text-properties fo:language="de" fo:country="DE" officeooo:rsid="00f81244"/>
    </style:style>
    <style:style style:name="T99" style:family="text">
      <style:text-properties fo:language="de" fo:country="DE" officeooo:rsid="00f93182"/>
    </style:style>
    <style:style style:name="T100" style:family="text">
      <style:text-properties fo:language="de" fo:country="DE" officeooo:rsid="00f9b42b"/>
    </style:style>
    <style:style style:name="T101" style:family="text">
      <style:text-properties fo:language="de" fo:country="DE" officeooo:rsid="00f9f371"/>
    </style:style>
    <style:style style:name="T102" style:family="text">
      <style:text-properties fo:language="de" fo:country="DE" officeooo:rsid="00fba7ae"/>
    </style:style>
    <style:style style:name="T103" style:family="text">
      <style:text-properties fo:language="de" fo:country="DE" officeooo:rsid="00fccdf2"/>
    </style:style>
    <style:style style:name="T104" style:family="text">
      <style:text-properties fo:language="de" fo:country="DE" officeooo:rsid="00fdd94b"/>
    </style:style>
    <style:style style:name="T105" style:family="text">
      <style:text-properties fo:language="de" fo:country="DE" officeooo:rsid="00fec7ff"/>
    </style:style>
    <style:style style:name="T106" style:family="text">
      <style:text-properties fo:language="de" fo:country="DE" officeooo:rsid="00ff6af7"/>
    </style:style>
    <style:style style:name="T107" style:family="text">
      <style:text-properties fo:language="de" fo:country="DE" officeooo:rsid="01000e80"/>
    </style:style>
    <style:style style:name="T108" style:family="text">
      <style:text-properties fo:language="de" fo:country="DE" officeooo:rsid="0100c406"/>
    </style:style>
    <style:style style:name="T109" style:family="text">
      <style:text-properties fo:language="de" fo:country="DE" officeooo:rsid="0101eaca"/>
    </style:style>
    <style:style style:name="T110" style:family="text">
      <style:text-properties fo:language="de" fo:country="DE" officeooo:rsid="01033617"/>
    </style:style>
    <style:style style:name="T111" style:family="text">
      <style:text-properties fo:language="de" fo:country="DE" officeooo:rsid="01043b86"/>
    </style:style>
    <style:style style:name="T112" style:family="text">
      <style:text-properties fo:language="de" fo:country="DE" officeooo:rsid="01062b4f"/>
    </style:style>
    <style:style style:name="T113" style:family="text">
      <style:text-properties fo:language="de" fo:country="DE" officeooo:rsid="01072dd5"/>
    </style:style>
    <style:style style:name="T114" style:family="text">
      <style:text-properties officeooo:rsid="009612ac"/>
    </style:style>
    <style:style style:name="T115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16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17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18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19" style:family="text">
      <style:text-properties officeooo:rsid="00b46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Ziel</text:h>
      <text:p text:style-name="P1">Sprachlehrer-Webseite für mich</text:p>
      <text:h text:style-name="P38" text:outline-level="1">Schritte</text:h>
      <text:list xml:id="list1136409221" text:style-name="L1">
        <text:list-header>
          <text:p text:style-name="P29"/>
        </text:list-header>
      </text:list>
      <text:p text:style-name="P31"><text:span text:style-name="T88">Login-Verarbeitung vom Backend</text:span><text:span text:style-name="T89"> statt Mock<text:line-break/></text:span><text:span text:style-name="T98">-Modul login gelöscht, aber immer noch referenziert</text:span><text:span text:style-name="T99"><text:tab/><text:tab/><text:tab/><text:tab/><text:tab/><text:tab/>v<text:line-break/></text:span><text:span text:style-name="T100">-Create app /auth</text:span><text:span text:style-name="T101"><text:tab/><text:tab/><text:tab/><text:tab/><text:tab/><text:tab/><text:tab/><text:tab/><text:tab/><text:tab/><text:tab/>v<text:line-break/></text:span><text:span text:style-name="T102">-Create view + route for /auth</text:span><text:span text:style-name="T103">'<text:line-break/></text:span><text:span text:style-name="T113">-Login per backend works, what happens if I send a request via frontend?</text:span><text:span text:style-name="T103"><text:line-break/><text:line-break/>--Follow structure of Django-auth-example<text:line-break/></text:span><text:span text:style-name="T104">-Create auth backend as in </text:span><text:a xlink:type="simple" xlink:href="https://www.djangorocks.com/tutorials/creating-a-custom-authentication-backend/creating-a-simple-authentication-backend.html" text:style-name="Internet_20_link" text:visited-style-name="Visited_20_Internet_20_Link">https://www.djangorocks.com/tutorials/creating-a-custom-authentication-backend/creating-a-simple-authentication-backend.html</text:a><text:span text:style-name="T104"> <text:line-break/></text:span><text:span text:style-name="T107">or </text:span><text:a xlink:type="simple" xlink:href="https://www.youtube.com/watch?v=hK0s6s7DfsY" text:style-name="Internet_20_link" text:visited-style-name="Visited_20_Internet_20_Link">https://www.youtube.com/watch?v=hK0s6s7DfsY</text:a><text:span text:style-name="T107"> <text:line-break/></text:span><text:span text:style-name="T108">-Django-Userverwaltung-wie funktioniert default auth backend?</text:span><text:span text:style-name="T104"><text:line-break/></text:span><text:span text:style-name="T105">--Create backend file: auth/auth.py<text:line-break/></text:span><text:span text:style-name="T106">---Wie läuft dies beim auth-Example ab? Wie wird user authentifiziert?</text:span><text:span text:style-name="T109"><text:line-break/>--Methode login nimmt Argument backend!</text:span><text:span text:style-name="T99"><text:line-break/>-Create model for user</text:span><text:span text:style-name="T89"><text:line-break/></text:span><text:span text:style-name="T96">-Wie erzeuge ich View in Django, der POST-Request verarbeitet</text:span><text:span text:style-name="T97">?</text:span><text:span text:style-name="T89"><text:line-break/></text:span><text:span text:style-name="T91">-Implement simple backend that returns token<text:line-break/></text:span><text:span text:style-name="T92">--login/views.py</text:span><text:span text:style-name="T89"><text:line-break/></text:span><text:span text:style-name="T90">--sessions/ auth in Django: Wie sieht Cookie/ Request aus?<text:line-break/></text:span><text:span text:style-name="T91">---request.session?</text:span></text:p>
      <text:p text:style-name="P30"/>
      <text:p text:style-name="P28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oft-page-break/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3">-Don't allow invalid login data</text:span><text:span text:style-name="T94"><text:tab/><text:tab/><text:tab/><text:tab/><text:tab/><text:tab/><text:tab/><text:tab/><text:tab/>v</text:span><text:span text:style-name="T95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210008862015599" text:continue-numbering="true" text:style-name="L1">
        <text:list-item>
          <text:p text:style-name="P32">app.vue:</text:p>
          <text:list>
            <text:list-item>
              <text:p text:style-name="P32">created(): if authenticated then dispatch user request</text:p>
            </text:list-item>
          </text:list>
        </text:list-item>
        <text:list-item>
          <text:p text:style-name="P32">home/index.vue: </text:p>
          <text:list>
            <text:list-item>
              <text:p text:style-name="P33">&lt;template&gt;: If not authenticated, then show introductory message</text:p>
            </text:list-item>
            <text:list-item>
              <text:p text:style-name="P36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34">login/index.vue:</text:p>
          <text:list>
            <text:list-item>
              <text:p text:style-name="P35"><text:span text:style-name="T67">login(): </text:span><text:span text:style-name="T31">this.$store.dispatch(AUTH_REQUEST, { username, password }).then(() =&gt; {<text:line-break/></text:span>this.$router.push('/')<text:span text:style-name="T119">....</text:span></text:p>
            </text:list-item>
          </text:list>
        </text:list-item>
        <text:list-item>
          <text:p text:style-name="P35"/>
          <text:list>
            <text:list-item>
              <text:p text:style-name="P34"/>
            </text:list-item>
            <text:list-item>
              <text:p text:style-name="P33">--</text:p>
            </text:list-item>
          </text:list>
        </text:list-item>
      </text:list>
      <text:p text:style-name="P24"/>
      <text:p text:style-name="P24"/>
      <text:p text:style-name="P27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</text:span><text:soft-page-break/><text:span text:style-name="T52"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115">input</text:span><text:span text:style-name="T116"> </text:span><text:span text:style-name="T117">type</text:span><text:span text:style-name="T116">=</text:span><text:span text:style-name="T118">"checkbox"</text:span><text:span text:style-name="T116"> </text:span><text:span text:style-name="T117">:value</text:span><text:span text:style-name="T116">="</text:span><text:span text:style-name="T117">vocab</text:span><text:span text:style-name="T116">.</text:span><text:span text:style-name="T117">german</text:span><text:span text:style-name="T116">" </text:span><text:span text:style-name="T117">v-model</text:span><text:span text:style-name="T116">="</text:span><text:span text:style-name="T117">selected</text:span><text:span text:style-name="T116">"<text:line-break/></text:span><text:span text:style-name="T114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6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5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</text:span><text:soft-page-break/><text:span text:style-name="T21"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<text:soft-page-break/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4-26T21:00:08.245000000</dc:date>
    <meta:editing-duration>P30DT19H33M40S</meta:editing-duration>
    <meta:editing-cycles>220</meta:editing-cycles>
    <meta:document-statistic meta:table-count="0" meta:image-count="0" meta:object-count="0" meta:page-count="5" meta:paragraph-count="42" meta:word-count="900" meta:character-count="6971" meta:non-whitespace-character-count="5613"/>
  </office:meta>
</office:document-meta>
</file>